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&gt;</text:p>
      <text:p text:style-name="Normal"/>
      <text:p text:style-name="Normal">&lt;head&gt;</text:p>
      <text:p text:style-name="Normal"><text:s text:c="4"/>&lt;link rel=”stylesheet” href=<text:a xlink:href="https://stackpath.bootstrapcdn.com/bootstrap/4.5.2/css/bootstrap.min.css" office:target-frame-name="_top" xlink:show="replace"><text:span text:style-name="Hyperlink">https://stackpath.bootstrapcdn.com/bootstrap/4.5.2/css/bootstrap.min.css</text:span></text:a><text:s/>integrity=”sha384-JcKb8q3iqJ61gNV9KGb8thSsNjpSL0n8PARn9HuZOnIxN0hoP+VmmDGMN5t9UJ0Z” crossorigin=”anonymous” /&gt;</text:p>
      <text:p text:style-name="Normal"><text:s text:c="4"/>&lt;script src=<text:a xlink:href="https://code.jquery.com/jquery-3.5.1.slim.min.js" office:target-frame-name="_top" xlink:show="replace"><text:span text:style-name="Hyperlink">https://code.jquery.com/jquery-3.5.1.slim.min.js</text:span></text:a><text:s/>integrity=”sha384-DfXdz2htPH0lsSSs5nCTpuj/zy4C+OGpamoFVy38MVBnE+IbbVYUew+OrCXaRkfj” crossorigin=”anonymous”&gt;&lt;/script&gt;</text:p>
      <text:p text:style-name="Normal"><text:s text:c="4"/>&lt;script src=<text:a xlink:href="https://cdn.jsdelivr.net/npm/popper.js@1.16.1/dist/umd/popper.min.js" office:target-frame-name="_top" xlink:show="replace"><text:span text:style-name="Hyperlink">https://cdn.jsdelivr.net/npm/popper.js@1.16.1/dist/umd/popper.min.js</text:span></text:a><text:s/>integrity=”sha384-9/reFTGAW83EW2RDu2S0VKaIzap3H66lZH81PoYlFhbGU+6BZp6G7niu735Sk7lN” crossorigin=”anonymous”&gt;&lt;/script&gt;</text:p>
      <text:p text:style-name="Normal"><text:s text:c="4"/>&lt;script src=<text:a xlink:href="https://stackpath.bootstrapcdn.com/bootstrap/4.5.2/js/bootstrap.min.js" office:target-frame-name="_top" xlink:show="replace"><text:span text:style-name="Hyperlink">https://stackpath.bootstrapcdn.com/bootstrap/4.5.2/js/bootstrap.min.js</text:span></text:a><text:s/>integrity=”sha384-B4gt1jrGC7Jh4AgTPSdUtOBvfO8shuf57BaghqFfPlYxofvL8/KUEfYiJOMMV+rV” crossorigin=”anonymous”&gt;&lt;/script&gt;</text:p>
      <text:p text:style-name="Normal">&lt;/head&gt;</text:p>
      <text:p text:style-name="Normal"/>
      <text:p text:style-name="Normal">&lt;body&gt;</text:p>
      <text:p text:style-name="Normal"><text:s text:c="4"/>&lt;div class=”bg-container p-4”&gt;</text:p>
      <text:p text:style-name="Normal"><text:s text:c="8"/>&lt;h1 class=”heading”&gt;Time Converter&lt;/h1&gt;</text:p>
      <text:p text:style-name="Normal"><text:s text:c="8"/>&lt;p class=”text”&gt;Enter hours and minutes values to convert into seconds&lt;/p&gt;</text:p>
      <text:p text:style-name="Normal"><text:s text:c="8"/>&lt;label for=”hoursInput”&gt;Hours*&lt;/label&gt;</text:p>
      <text:p text:style-name="Normal"><text:s text:c="8"/>&lt;div class=”mb-3”&gt;</text:p>
      <text:p text:style-name="Normal"><text:s text:c="12"/>&lt;input type=”text” class=”w-100” id=”hoursInput” /&gt;</text:p>
      <text:p text:style-name="Normal"><text:s text:c="8"/>&lt;/div&gt;</text:p>
      <text:p text:style-name="Normal"><text:s text:c="8"/>&lt;label for=”minutesInput”&gt;Minutes*&lt;/label&gt;</text:p>
      <text:p text:style-name="Normal"><text:s text:c="8"/>&lt;div class=”mb-3”&gt;</text:p>
      <text:p text:style-name="Normal"><text:s text:c="12"/>&lt;input type=”text” class=”w-100” id=”minutesInput” /&gt;</text:p>
      <text:p text:style-name="Normal"><text:s text:c="8"/>&lt;/div&gt;</text:p>
      <text:p text:style-name="Normal"><text:s text:c="8"/>&lt;button id=”convertBtn” class=”cnvt-btn”&gt;Convert to Seconds&lt;/button&gt;</text:p>
      <text:p text:style-name="Normal"><text:s text:c="8"/>&lt;p id=”timeInSeconds”&gt;&lt;/p&gt;</text:p>
      <text:p text:style-name="Normal"><text:s text:c="8"/>&lt;p id=”errorMsg”&gt;&lt;/p&gt;</text:p>
      <text:p text:style-name="Normal"><text:s text:c="4"/>&lt;/div&gt;</text:p>
      <text:p text:style-name="Normal">&lt;/body&gt;</text:p>
      <text:p text:style-name="Normal"/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IREDDY DURGA PRAVEEN REDDY</meta:initial-creator>
    <dc:creator>BASIREDDY DURGA PRAVEEN REDDY</dc:creator>
    <meta:creation-date>2023-09-04T13:12:00Z</meta:creation-date>
    <dc:date>2023-09-04T13:12:00Z</dc:date>
    <meta:template xlink:href="Normal.dotm" xlink:type="simple"/>
    <meta:editing-cycles>2</meta:editing-cycles>
    <meta:editing-duration>PT60S</meta:editing-duration>
    <meta:document-statistic meta:page-count="1" meta:paragraph-count="3" meta:word-count="272" meta:character-count="1821" meta:row-count="12" meta:non-whitespace-character-count="1552"/>
  </office:meta>
</office:document-meta>
</file>